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7.082cm" table:align="left"/>
    </style:style>
    <style:style style:name="표1.A" style:family="table-column">
      <style:table-column-properties style:column-width="2.653cm"/>
    </style:style>
    <style:style style:name="표1.B" style:family="table-column">
      <style:table-column-properties style:column-width="2.863cm"/>
    </style:style>
    <style:style style:name="표1.C" style:family="table-column">
      <style:table-column-properties style:column-width="1.566cm"/>
    </style:style>
    <style:style style:name="표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2">
      <style:paragraph-properties fo:margin-top="0cm" fo:margin-bottom="0cm"/>
    </style:style>
    <style:style style:name="P18" style:family="paragraph" style:parent-style-name="Text_20_body" style:list-style-name="L3">
      <style:paragraph-properties fo:margin-top="0cm" fo:margin-bottom="0cm"/>
    </style:style>
    <style:style style:name="P19" style:family="paragraph" style:parent-style-name="Text_20_body" style:list-style-name="L4">
      <style:paragraph-properties fo:margin-top="0cm" fo:margin-bottom="0cm"/>
    </style:style>
    <style:style style:name="P20" style:family="paragraph" style:parent-style-name="Text_20_body" style:list-style-name="L5">
      <style:paragraph-properties fo:margin-top="0cm" fo:margin-bottom="0cm"/>
    </style:style>
    <style:style style:name="P21" style:family="paragraph" style:parent-style-name="Text_20_body" style:list-style-name="L6">
      <style:paragraph-properties fo:margin-top="0cm" fo:margin-bottom="0cm"/>
    </style:style>
    <style:style style:name="P22" style:family="paragraph" style:parent-style-name="Text_20_body" style:list-style-name="L7">
      <style:paragraph-properties fo:margin-top="0cm" fo:margin-bottom="0cm"/>
    </style:style>
    <style:style style:name="P23" style:family="paragraph" style:parent-style-name="Text_20_body" style:list-style-name="L8">
      <style:paragraph-properties fo:margin-top="0cm" fo:margin-bottom="0cm"/>
    </style:style>
    <style:style style:name="P24" style:family="paragraph" style:parent-style-name="Text_20_body" style:list-style-name="L9">
      <style:paragraph-properties fo:margin-top="0cm" fo:margin-bottom="0cm"/>
    </style:style>
    <style:style style:name="P25" style:family="paragraph" style:parent-style-name="Text_20_body" style:list-style-name="L10">
      <style:paragraph-properties fo:margin-top="0cm" fo:margin-bottom="0cm"/>
    </style:style>
    <style:style style:name="P26" style:family="paragraph" style:parent-style-name="Text_20_body" style:list-style-name="L11">
      <style:paragraph-properties fo:margin-top="0cm" fo:margin-bottom="0cm"/>
    </style:style>
    <style:style style:name="P27" style:family="paragraph" style:parent-style-name="Text_20_body" style:list-style-name="L12">
      <style:paragraph-properties fo:margin-top="0cm" fo:margin-bottom="0cm"/>
    </style:style>
    <style:style style:name="P28" style:family="paragraph" style:parent-style-name="Text_20_body" style:list-style-name="L13">
      <style:paragraph-properties fo:margin-top="0cm" fo:margin-bottom="0cm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에초에 comment_id은 null값이 없게 설정 했는데 Optional이거 쓸 필요 있어??, 그리고 result.get(); 을 그냥 result를 쓰면 안되는 이유가 뭐야?</text:p>
      <text:h text:style-name="Heading_20_6" text:outline-level="6">ChatGPT의 말:</text:h>
      <text:p text:style-name="Text_20_body"><draw:frame draw:style-name="fr1" draw:name="그림1" text:anchor-type="as-char" svg:width="2.117cm" svg:height="2.117cm" draw:z-index="0"><draw:image xlink:href="https://files.oaiusercontent.com/file-yOO0xA22YQbkjlS6bbbOEoLq?se=2123-12-03T08%3A51%3A10Z&amp;sp=r&amp;sv=2021-08-06&amp;sr=b&amp;rscc=max-age%3D1209600%2C%20immutable&amp;rscd=attachment%3B%20filename%3DGPTOnline%2520-%2520AI%2520Chatbot%2520%25281%2529.png&amp;sig=5tDDTiSbcEHQ/kQYN1K1VcEbQX%2BoJuuWrfmVJlXtoi0%3D" xlink:type="simple" xlink:show="embed" xlink:actuate="onLoad"/><svg:title>GPT</svg:title></draw:frame></text:p>
      <text:p text:style-name="Text_20_body">좋은 질문입니다! 각각의 부분에 대해 설명드리겠습니다.</text:p>
      <text:h text:style-name="Heading_20_3" text:outline-level="3">1. <text:span text:style-name="Source_20_Text">Optional</text:span> 사용 여부</text:h>
      <text:p text:style-name="Text_20_body"><text:span text:style-name="Source_20_Text">comment_id</text:span>가 <text:span text:style-name="Source_20_Text">null</text:span>이 될 수 없도록 설정했더라도, <text:span text:style-name="Source_20_Text">Optional</text:span>을 사용하는 이유는 데이터베이스에서 해당 ID로 검색된 엔티티가 존재하지 않을 가능성을 고려하기 때문입니다.</text:p>
      <text:list xml:id="list3609141701624521746" text:style-name="L1">
        <text:list-item>
          <text:p text:style-name="P4"><text:span text:style-name="Strong_20_Emphasis">데이터베이스 조회 결과</text:span>: <text:span text:style-name="Source_20_Text">comment_id</text:span>는 <text:span text:style-name="Source_20_Text">null</text:span>이 아니더라도, 데이터베이스에 해당 ID를 가진 댓글이 없을 수 있습니다. 이 경우, <text:span text:style-name="Source_20_Text">commentRepository.findById(comment_id)</text:span> 메서드는 <text:span text:style-name="Source_20_Text">Optional.empty()</text:span>를 반환합니다. <text:span text:style-name="Source_20_Text">Optional</text:span>을 사용하면, 조회된 결과가 없을 때를 안전하게 처리할 수 있습니다.</text:p>
        </text:list-item>
      </text:list>
      <text:p text:style-name="Text_20_body">따라서, <text:span text:style-name="Source_20_Text">Optional</text:span>을 사용하는 것은 데이터 조회 시에 null 값을 안전하게 처리하기 위한 것입니다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><text:soft-page-break/>optional대신 사용할 수 있는건?</text:p>
      <text:h text:style-name="Heading_20_6" text:outline-level="6">ChatGPT의 말:</text:h>
      <text:p text:style-name="Text_20_body"><draw:frame draw:style-name="fr1" draw:name="그림2" text:anchor-type="as-char" svg:width="2.117cm" svg:height="2.117cm" draw:z-index="1"><draw:image xlink:href="https://files.oaiusercontent.com/file-yOO0xA22YQbkjlS6bbbOEoLq?se=2123-12-03T08%3A51%3A10Z&amp;sp=r&amp;sv=2021-08-06&amp;sr=b&amp;rscc=max-age%3D1209600%2C%20immutable&amp;rscd=attachment%3B%20filename%3DGPTOnline%2520-%2520AI%2520Chatbot%2520%25281%2529.png&amp;sig=5tDDTiSbcEHQ/kQYN1K1VcEbQX%2BoJuuWrfmVJlXtoi0%3D" xlink:type="simple" xlink:show="embed" xlink:actuate="onLoad"/><svg:title>GPT</svg:title></draw:frame></text:p>
      <text:p text:style-name="Text_20_body"><text:span text:style-name="Source_20_Text">Optional</text:span> 대신 사용할 수 있는 방법은 여러 가지가 있습니다. 여기서는 <text:span text:style-name="Source_20_Text">Optional</text:span>을 사용하지 않고도 동일한 기능을 구현할 수 있는 몇 가지 방법을 소개하겠습니다.</text:p>
      <text:h text:style-name="Heading_20_3" text:outline-level="3">1. <text:span text:style-name="Source_20_Text">null</text:span> 체크</text:h>
      <text:p text:style-name="Text_20_body">가장 기본적인 방법은 <text:span text:style-name="Source_20_Text">Optional</text:span>을 사용하지 않고, 직접 null 체크를 하는 것입니다.</text:p>
      <text:p text:style-name="Preformatted_20_Text">java</text:p>
      <text:p text:style-name="Preformatted_20_Text">코드 복사</text:p>
      <text:p text:style-name="P2"><text:span text:style-name="Source_20_Text">Comment1 comment = commentRepository.findById(comment_id);</text:span></text:p>
      <text:p text:style-name="P2"><text:span text:style-name="Source_20_Text">if (comment != null) {</text:span></text:p>
      <text:p text:style-name="P2"><text:span text:style-name="Source_20_Text"><text:s text:c="4"/>CommentDto commentDto = new CommentDto(comment.getContent(), comment.getComment_id());</text:span></text:p>
      <text:p text:style-name="P2"><text:span text:style-name="Source_20_Text"><text:s text:c="4"/>model.addAttribute("ed", commentDto);</text:span></text:p>
      <text:p text:style-name="P2"><text:span text:style-name="Source_20_Text"><text:s text:c="4"/>return "commentEdit.html";</text:span></text:p>
      <text:p text:style-name="P2"><text:span text:style-name="Source_20_Text">} else {</text:span></text:p>
      <text:p text:style-name="P2"><text:span text:style-name="Source_20_Text"><text:s text:c="4"/>return "commentMenu.html";</text:span></text:p>
      <text:p text:style-name="P3"><text:span text:style-name="Source_20_Text">}</text:span></text:p>
      <text:list xml:id="list8105685817002868607" text:style-name="L4">
        <text:list-item>
          <text:p text:style-name="P19"><text:span text:style-name="Strong_20_Emphasis">장점</text:span>: 코드가 더 단순해질 수 있습니다.</text:p>
        </text:list-item>
        <text:list-item>
          <text:p text:style-name="P7"><text:span text:style-name="Strong_20_Emphasis">단점</text:span>: <text:span text:style-name="Source_20_Text">null</text:span> 처리를 명시적으로 해야 하므로 실수로 <text:span text:style-name="Source_20_Text">null</text:span> 체크를 잊는 경우 문제가 발생할 수 있습니다.</text:p>
        </text:list-item>
      </text:list>
      <text:h text:style-name="Heading_20_3" text:outline-level="3">2. <text:span text:style-name="Source_20_Text">orElse(null)</text:span> 사용</text:h>
      <text:p text:style-name="Text_20_body"><text:span text:style-name="Source_20_Text">Optional</text:span>에서 데이터를 꺼낼 때 <text:span text:style-name="Source_20_Text">orElse(null)</text:span>를 사용해 <text:span text:style-name="Source_20_Text">Optional</text:span>을 바로 풀어주는 방법입니다.</text:p>
      <text:p text:style-name="Preformatted_20_Text">java</text:p>
      <text:p text:style-name="Preformatted_20_Text">코드 복사</text:p>
      <text:p text:style-name="P2"><text:span text:style-name="Source_20_Text">Comment1 comment = commentRepository.findById(comment_id).orElse(null);</text:span></text:p>
      <text:p text:style-name="P2"><text:span text:style-name="Source_20_Text">if (comment != null) {</text:span></text:p>
      <text:p text:style-name="P2"><text:span text:style-name="Source_20_Text"><text:s text:c="4"/>CommentDto commentDto = new CommentDto(comment.getContent(), comment.getComment_id());</text:span></text:p>
      <text:p text:style-name="P2"><text:span text:style-name="Source_20_Text"><text:s text:c="4"/>model.addAttribute("ed", commentDto);</text:span></text:p>
      <text:p text:style-name="P2"><text:span text:style-name="Source_20_Text"><text:s text:c="4"/>return "commentEdit.html";</text:span></text:p>
      <text:p text:style-name="P2"><text:span text:style-name="Source_20_Text">} else {</text:span></text:p>
      <text:p text:style-name="P2"><text:span text:style-name="Source_20_Text"><text:s text:c="4"/>return "commentMenu.html";</text:span></text:p>
      <text:p text:style-name="P3"><text:span text:style-name="Source_20_Text">}</text:span></text:p>
      <text:list xml:id="list4592214451469225258" text:style-name="L5">
        <text:list-item>
          <text:p text:style-name="P20"><text:span text:style-name="Strong_20_Emphasis">장점</text:span>: <text:span text:style-name="Source_20_Text">Optional</text:span>을 활용하면서도 <text:span text:style-name="Source_20_Text">null</text:span> 처리를 간단히 할 수 있습니다.</text:p>
        </text:list-item>
        <text:list-item>
          <text:p text:style-name="P8"><text:span text:style-name="Strong_20_Emphasis">단점</text:span>: 여전히 <text:span text:style-name="Source_20_Text">null</text:span>을 사용하므로 <text:span text:style-name="Source_20_Text">Optional</text:span>의 장점을 일부 잃을 수 있습니다.</text:p>
        </text:list-item>
      </text:list>
      <text:h text:style-name="Heading_20_3" text:outline-level="3"><text:soft-page-break/>3. 예외 처리 (Optional을 사용하지 않음)</text:h>
      <text:p text:style-name="Text_20_body"><text:span text:style-name="Source_20_Text">Optional</text:span> 대신, 데이터가 없을 경우 예외를 던지고 이를 처리하는 방식도 있습니다.</text:p>
      <text:p text:style-name="Preformatted_20_Text">java</text:p>
      <text:p text:style-name="Preformatted_20_Text">코드 복사</text:p>
      <text:p text:style-name="P2"><text:span text:style-name="Source_20_Text">try {</text:span></text:p>
      <text:p text:style-name="P2"><text:span text:style-name="Source_20_Text"><text:s text:c="4"/>Comment1 comment = commentRepository.findById(comment_id)</text:span></text:p>
      <text:p text:style-name="P2"><text:span text:style-name="Source_20_Text"><text:s text:c="28"/>.orElseThrow(() -&gt; new NoSuchElementException("No comment found"));</text:span></text:p>
      <text:p text:style-name="P2"><text:span text:style-name="Source_20_Text"><text:s text:c="4"/>CommentDto commentDto = new CommentDto(comment.getContent(), comment.getComment_id());</text:span></text:p>
      <text:p text:style-name="P2"><text:span text:style-name="Source_20_Text"><text:s text:c="4"/>model.addAttribute("ed", commentDto);</text:span></text:p>
      <text:p text:style-name="P2"><text:span text:style-name="Source_20_Text"><text:s text:c="4"/>return "commentEdit.html";</text:span></text:p>
      <text:p text:style-name="P2"><text:span text:style-name="Source_20_Text">} catch (NoSuchElementException e) {</text:span></text:p>
      <text:p text:style-name="P2"><text:span text:style-name="Source_20_Text"><text:s text:c="4"/>return "commentMenu.html";</text:span></text:p>
      <text:p text:style-name="P3"><text:span text:style-name="Source_20_Text">}</text:span></text:p>
      <text:list xml:id="list5911104971279765617" text:style-name="L6">
        <text:list-item>
          <text:p text:style-name="P21"><text:span text:style-name="Strong_20_Emphasis">장점</text:span>: 예외를 통해 흐름 제어를 할 수 있어 코드가 직관적일 수 있습니다.</text:p>
        </text:list-item>
        <text:list-item>
          <text:p text:style-name="P9"><text:span text:style-name="Strong_20_Emphasis">단점</text:span>: 예외 발생이 성능에 영향을 줄 수 있으며, 예외 처리를 남용하면 코드가 복잡해질 수 있습니다.</text:p>
        </text:list-item>
      </text:list>
      <text:h text:style-name="Heading_20_3" text:outline-level="3">4. Spring Data JPA의 <text:span text:style-name="Source_20_Text">findById</text:span> 대신 다른 메서드 사용</text:h>
      <text:p text:style-name="Text_20_body">일부 JPA 구현체에서는 <text:span text:style-name="Source_20_Text">Optional</text:span>이 아닌 결과를 반환하는 메서드를 제공합니다. 예를 들어, <text:span text:style-name="Source_20_Text">getOne</text:span>을 사용할 수 있습니다. 하지만 <text:span text:style-name="Source_20_Text">getOne</text:span>은 <text:span text:style-name="Source_20_Text">LazyLoading</text:span>이 적용될 수 있어 주의가 필요합니다.</text:p>
      <text:p text:style-name="Preformatted_20_Text">java</text:p>
      <text:p text:style-name="Preformatted_20_Text">코드 복사</text:p>
      <text:p text:style-name="P2"><text:span text:style-name="Source_20_Text">Comment1 comment = commentRepository.getOne(comment_id); <text:s/>// getOne은 Optional을 반환하지 않음</text:span></text:p>
      <text:p text:style-name="P2"><text:span text:style-name="Source_20_Text">CommentDto commentDto = new CommentDto(comment.getContent(), comment.getComment_id());</text:span></text:p>
      <text:p text:style-name="P2"><text:span text:style-name="Source_20_Text">model.addAttribute("ed", commentDto);</text:span></text:p>
      <text:p text:style-name="P3"><text:span text:style-name="Source_20_Text">return "commentEdit.html";</text:span></text:p>
      <text:list xml:id="list8330563190486667961" text:style-name="L7">
        <text:list-item>
          <text:p text:style-name="P22"><text:span text:style-name="Strong_20_Emphasis">장점</text:span>: 단순한 코드 작성이 가능.</text:p>
        </text:list-item>
        <text:list-item>
          <text:p text:style-name="P10"><text:span text:style-name="Strong_20_Emphasis">단점</text:span>: <text:span text:style-name="Source_20_Text">getOne</text:span> 메서드는 실제로 데이터를 즉시 로드하지 않고 프록시 객체를 반환하며, 호출 시점에 데이터를 로드하므로 추가적인 고려가 필요합니다.</text:p>
        </text:list-item>
      </text:list>
      <text:p text:style-name="Text_20_body">이와 같은 다양한 방법이 있으니 상황에 맞게 선택할 수 있습니다. 그래도 <text:span text:style-name="Source_20_Text">Optional</text:span>을 사용하는 것이 요즘의 표준적인 방법이며, 코드의 안전성과 가독성을 높이는 데 유리합니다.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2. <text:span text:style-name="Source_20_Text">result.get()</text:span> 대신 <text:span text:style-name="Source_20_Text">result</text:span> 사용 불가 이유</text:h>
      <text:p text:style-name="Text_20_body"><text:span text:style-name="Source_20_Text">result.get()</text:span>을 사용하지 않고, <text:span text:style-name="Source_20_Text">result</text:span> 자체를 사용하지 못하는 이유는 <text:span text:style-name="Source_20_Text">result</text:span>의 타입이 <text:span text:style-name="Source_20_Text">Optional&lt;Comment1&gt;</text:span>이기 때문입니다.</text:p>
      <text:list xml:id="list7153168288353824929" text:style-name="L2">
        <text:list-item>
          <text:p text:style-name="P17"><text:span text:style-name="Strong_20_Emphasis"><text:span text:style-name="Source_20_Text">Optional&lt;Comment1&gt;</text:span></text:span>: <text:span text:style-name="Source_20_Text">result</text:span>는 <text:span text:style-name="Source_20_Text">Optional&lt;Comment1&gt;</text:span> 타입입니다. 이 객체는 실제로 <text:span text:style-name="Source_20_Text">Comment1</text:span> 객체를 감싸고 있는 일종의 컨테이너입니다.</text:p>
        </text:list-item>
        <text:list-item>
          <text:p text:style-name="P5"><text:span text:style-name="Strong_20_Emphasis"><text:span text:style-name="Source_20_Text">get()</text:span></text:span><text:span text:style-name="Strong_20_Emphasis"> 메서드</text:span>: <text:span text:style-name="Source_20_Text">result.get()</text:span>을 호출해야 실제 <text:span text:style-name="Source_20_Text">Comment1</text:span> 객체를 가져올 수 있습니다. 만약 <text:span text:style-name="Source_20_Text">result.get()</text:span>을 호출하지 않고 <text:span text:style-name="Source_20_Text">result</text:span>를 사용하려 한다면, 타입이 맞지 않아서 에러가 발생합니다.</text:p>
        </text:list-item>
      </text:list>
      <text:p text:style-name="Text_20_body">즉, <text:span text:style-name="Source_20_Text">Optional</text:span> 객체에서 실제 데이터를 꺼내려면 <text:span text:style-name="Source_20_Text">get()</text:span> 메서드를 사용해야 합니다.</text:p>
      <text:h text:style-name="Heading_20_3" text:outline-level="3">결론</text:h>
      <text:list xml:id="list7685380906308764608" text:style-name="L3">
        <text:list-item>
          <text:p text:style-name="P18"><text:span text:style-name="Source_20_Text">Optional</text:span>은 데이터베이스 조회 결과가 존재하지 않을 가능성을 안전하게 처리하기 위해 사용됩니다.</text:p>
        </text:list-item>
        <text:list-item>
          <text:p text:style-name="P6"><text:span text:style-name="Source_20_Text">result.get()</text:span>을 통해 <text:span text:style-name="Source_20_Text">Optional</text:span> 객체에서 실제 데이터를 꺼내야만 사용할 수 있습니다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List&lt;Comment1&gt; result = commentRepository.findAll(); model.addAttribute("words",result); return "commentMenu.html"; 에서 List는 result를 가져올 수 있는데 List의 타입은 무엇이고?, Optional의 타입은 무엇이야? 그</text:p>
      <text:h text:style-name="Heading_20_6" text:outline-level="6">ChatGPT의 말:</text:h>
      <text:p text:style-name="Text_20_body"><draw:frame draw:style-name="fr1" draw:name="그림3" text:anchor-type="as-char" svg:width="2.117cm" svg:height="2.117cm" draw:z-index="2"><draw:image xlink:href="https://files.oaiusercontent.com/file-yOO0xA22YQbkjlS6bbbOEoLq?se=2123-12-03T08%3A51%3A10Z&amp;sp=r&amp;sv=2021-08-06&amp;sr=b&amp;rscc=max-age%3D1209600%2C%20immutable&amp;rscd=attachment%3B%20filename%3DGPTOnline%2520-%2520AI%2520Chatbot%2520%25281%2529.png&amp;sig=5tDDTiSbcEHQ/kQYN1K1VcEbQX%2BoJuuWrfmVJlXtoi0%3D" xlink:type="simple" xlink:show="embed" xlink:actuate="onLoad"/><svg:title>GPT</svg:title></draw:frame></text:p>
      <text:p text:style-name="Text_20_body"><text:span text:style-name="Source_20_Text">List</text:span>와 <text:span text:style-name="Source_20_Text">Optional</text:span>은 자바에서 사용하는 제네릭 클래스(generic class)로, 둘 다 내부에 포함된 데이터의 타입을 정의할 수 있습니다. 이 두 클래스의 타입을 이해하기 위해 각 상황에서 어떤 역할을 하는지 살펴보겠습니다.</text:p>
      <text:h text:style-name="Heading_20_3" text:outline-level="3">1. <text:span text:style-name="Source_20_Text">List&lt;Comment1&gt;</text:span>의 타입</text:h>
      <text:list xml:id="list7775170199705515149" text:style-name="L8">
        <text:list-item>
          <text:p text:style-name="P23"><text:span text:style-name="Strong_20_Emphasis">List</text:span>: 자바에서 <text:span text:style-name="Source_20_Text">List</text:span>는 인터페이스로, 순서가 있는 요소들의 집합을 나타냅니다. 리스트에 저장되는 모든 요소들은 같은 타입이어야 합니다.</text:p>
        </text:list-item>
        <text:list-item>
          <text:p text:style-name="P23"><text:span text:style-name="Strong_20_Emphasis"><text:span text:style-name="Source_20_Text">List&lt;Comment1&gt;</text:span></text:span>: 여기서 <text:span text:style-name="Source_20_Text">List</text:span>는 <text:span text:style-name="Source_20_Text">Comment1</text:span> 객체들의 목록을 의미합니다. 즉, <text:span text:style-name="Source_20_Text">List&lt;Comment1&gt;</text:span>는 <text:span text:style-name="Source_20_Text">Comment1</text:span> 타입의 객체들이 모여 있는 리스트입니다.</text:p>
        </text:list-item>
        <text:list-item>
          <text:p text:style-name="P11"><text:span text:style-name="Strong_20_Emphasis">역할</text:span>: <text:span text:style-name="Source_20_Text">commentRepository.findAll()</text:span>은 데이터베이스에서 모든 <text:span text:style-name="Source_20_Text">Comment1</text:span> 객체들을 조회하여 <text:span text:style-name="Source_20_Text">List&lt;Comment1&gt;</text:span>로 반환합니다. 이 리스트에는 조회된 모든 <text:span text:style-name="Source_20_Text">Comment1</text:span> 객체들이 포함됩니다.</text:p>
        </text:list-item>
      </text:list>
      <text:h text:style-name="Heading_20_3" text:outline-level="3">2. <text:span text:style-name="Source_20_Text">Optional&lt;Comment1&gt;</text:span>의 타입</text:h>
      <text:list xml:id="list3068352560688582895" text:style-name="L9">
        <text:list-item>
          <text:p text:style-name="P24"><text:span text:style-name="Strong_20_Emphasis">Optional</text:span>: 자바 8에서 도입된 <text:span text:style-name="Source_20_Text">Optional</text:span>은 값이 존재할 수도 있고, 존재하지 않을 수도 있는 상황을 처리하기 위한 컨테이너 클래스입니다.</text:p>
        </text:list-item>
        <text:list-item>
          <text:p text:style-name="P24"><text:span text:style-name="Strong_20_Emphasis"><text:span text:style-name="Source_20_Text">Optional&lt;Comment1&gt;</text:span></text:span>: <text:span text:style-name="Source_20_Text">Optional</text:span>이 감싸고 있는 타입이 <text:span text:style-name="Source_20_Text">Comment1</text:span>입니다. 즉, <text:span text:style-name="Source_20_Text">Optional&lt;Comment1&gt;</text:span>는 <text:span text:style-name="Source_20_Text">Comment1</text:span> 타입의 객체가 존재할 수도 있고, 존재하지 않을 수도 있는 상황을 표현합니다.</text:p>
        </text:list-item>
        <text:list-item>
          <text:p text:style-name="P12"><text:span text:style-name="Strong_20_Emphasis">역할</text:span>: <text:span text:style-name="Source_20_Text">commentRepository.findById(comment_id)</text:span>는 주어진 <text:span text:style-name="Source_20_Text">comment_id</text:span>에 해당하는 <text:span text:style-name="Source_20_Text">Comment1</text:span> 객체를 데이터베이스에서 찾으려고 시도합니다. 해당 객체가 존재하면 <text:span text:style-name="Source_20_Text">Optional&lt;Comment1&gt;</text:span>에 그 객체가 담기고, 존재하지 않으면 <text:span text:style-name="Source_20_Text">Optional.empty()</text:span>를 반환합니다.</text:p>
        </text:list-item>
      </text:list>
      <text:h text:style-name="Heading_20_3" text:outline-level="3">요약</text:h>
      <text:list xml:id="list6579985696105244076" text:style-name="L10">
        <text:list-item>
          <text:p text:style-name="P25"><text:span text:style-name="Source_20_Text">List&lt;Comment1&gt;</text:span>의 타입은 <text:span text:style-name="Source_20_Text">Comment1</text:span> 객체들의 목록을 나타내며, 여러 개의 <text:span text:style-name="Source_20_Text">Comment1</text:span> 객체를 포함할 수 있습니다.</text:p>
        </text:list-item>
        <text:list-item>
          <text:p text:style-name="P13"><text:span text:style-name="Source_20_Text">Optional&lt;Comment1&gt;</text:span>의 타입은 <text:span text:style-name="Source_20_Text">Comment1</text:span> 객체를 감싸는 컨테이너로, 객체가 존재할 수도 있고 존재하지 않을 수도 있음을 나타냅니다.</text:p>
        </text:list-item>
      </text:list>
      <text:p text:style-name="Text_20_body">따라서 <text:span text:style-name="Source_20_Text">List&lt;Comment1&gt;</text:span>는 여러 <text:span text:style-name="Source_20_Text">Comment1</text:span> 객체를 포함하는 리스트이고, <text:span text:style-name="Source_20_Text">Optional&lt;Comment1&gt;</text:span>는 하나의 <text:span text:style-name="Source_20_Text">Comment1</text:span> 객체를 안전하게 처리하기 위한 컨테이너입니다.</text:p>
      <text:p text:style-name="Text_20_body"><text:soft-page-break/>더 많은 정보를 원하시면 웹사이트 <text:a xlink:type="simple" xlink:href="https://gptonline.ai/ko/" office:target-frame-name="_new" xlink:show="replace" text:style-name="Internet_20_link" text:visited-style-name="Visited_20_Internet_20_Link">https://gptonline.ai/ko/</text:a> 을 방문해 주세요.</text:p>
      <text:h text:style-name="Heading_20_5" text:outline-level="5">나의 말:</text:h>
      <text:p text:style-name="Text_20_body">Comment1 의 객체는 뭘 의미하는거야? Comment1는 내가 Table을 만들기 위해 Entity로 만든 클래스야. 혹시 Comment1 의 객체 객체는 속성을 의미하는거야? 아니면 튜플을 의미하는거야?</text:p>
      <text:h text:style-name="Heading_20_6" text:outline-level="6">ChatGPT의 말:</text:h>
      <text:p text:style-name="Text_20_body"><draw:frame draw:style-name="fr1" draw:name="그림4" text:anchor-type="as-char" svg:width="2.117cm" svg:height="2.117cm" draw:z-index="3"><draw:image xlink:href="https://files.oaiusercontent.com/file-yOO0xA22YQbkjlS6bbbOEoLq?se=2123-12-03T08%3A51%3A10Z&amp;sp=r&amp;sv=2021-08-06&amp;sr=b&amp;rscc=max-age%3D1209600%2C%20immutable&amp;rscd=attachment%3B%20filename%3DGPTOnline%2520-%2520AI%2520Chatbot%2520%25281%2529.png&amp;sig=5tDDTiSbcEHQ/kQYN1K1VcEbQX%2BoJuuWrfmVJlXtoi0%3D" xlink:type="simple" xlink:show="embed" xlink:actuate="onLoad"/><svg:title>GPT</svg:title></draw:frame></text:p>
      <text:p text:style-name="Text_20_body"><text:span text:style-name="Source_20_Text">Comment1</text:span> 객체는 여러분이 데이터베이스 테이블을 모델링하기 위해 만든 <text:span text:style-name="Source_20_Text">Entity</text:span> 클래스의 인스턴스를 의미합니다. 자바의 <text:span text:style-name="Source_20_Text">Entity</text:span> 클래스는 데이터베이스 테이블의 구조와 데이터를 매핑하기 위해 사용되며, 각 객체는 테이블의 행(튜플)에 대응됩니다. 이를 통해 <text:span text:style-name="Source_20_Text">Comment1</text:span> 클래스와 그 객체들이 무엇을 의미하는지 명확히 하겠습니다.</text:p>
      <text:h text:style-name="Heading_20_3" text:outline-level="3"><text:span text:style-name="Source_20_Text">Comment1</text:span> 클래스</text:h>
      <text:list xml:id="list2885513009194294445" text:style-name="L11">
        <text:list-item>
          <text:p text:style-name="P26"><text:span text:style-name="Strong_20_Emphasis"><text:span text:style-name="Source_20_Text">Entity</text:span></text:span><text:span text:style-name="Strong_20_Emphasis"> 클래스</text:span>: <text:span text:style-name="Source_20_Text">Comment1</text:span> 클래스는 <text:span text:style-name="Source_20_Text">@Entity</text:span> 애노테이션이 붙어 있는 자바 클래스일 것입니다. 이 클래스는 데이터베이스의 <text:span text:style-name="Source_20_Text">Comment1</text:span> 테이블과 매핑됩니다.</text:p>
        </text:list-item>
        <text:list-item>
          <text:p text:style-name="P14"><text:span text:style-name="Strong_20_Emphasis">속성(Attributes)</text:span>: <text:span text:style-name="Source_20_Text">Comment1</text:span> 클래스에는 테이블의 각 열(column)에 해당하는 필드들이 정의되어 있습니다. 예를 들어, <text:span text:style-name="Source_20_Text">id</text:span>, <text:span text:style-name="Source_20_Text">content</text:span>, <text:span text:style-name="Source_20_Text">author</text:span> 같은 필드들이 있을 수 있습니다. 이러한 필드는 테이블의 각 열을 나타냅니다.</text:p>
        </text:list-item>
      </text:list>
      <text:h text:style-name="Heading_20_3" text:outline-level="3"><text:span text:style-name="Source_20_Text">Comment1</text:span> 객체의 의미</text:h>
      <text:list xml:id="list491051647690652221" text:style-name="L12">
        <text:list-item>
          <text:p text:style-name="P27"><text:span text:style-name="Strong_20_Emphasis">튜플(Tuple)</text:span>: 데이터베이스 용어로, 테이블의 한 행(row)을 "튜플"이라고 합니다. 각 튜플은 테이블의 각 열(column)에 해당하는 값을 포함하고 있습니다.</text:p>
        </text:list-item>
        <text:list-item>
          <text:p text:style-name="P15"><text:span text:style-name="Strong_20_Emphasis"><text:span text:style-name="Source_20_Text">Comment1</text:span></text:span><text:span text:style-name="Strong_20_Emphasis"> 객체</text:span>: <text:span text:style-name="Source_20_Text">Comment1</text:span> 클래스의 각 객체는 데이터베이스 테이블의 한 행(튜플)을 나타냅니다. 즉, 데이터베이스에서 한 행의 데이터가 자바 애플리케이션에서는 <text:span text:style-name="Source_20_Text">Comment1</text:span> 객체로 표현됩니다.</text:p>
        </text:list-item>
      </text:list>
      <text:p text:style-name="Text_20_body">예를 들어, 데이터베이스 테이블 <text:span text:style-name="Source_20_Text">Comment1</text:span>에 다음과 같은 행이 있다고 가정해봅시다:</text:p>
      <table:table table:name="표1" table:style-name="표1">
        <table:table-column table:style-name="표1.A"/>
        <table:table-column table:style-name="표1.B"/>
        <table:table-column table:style-name="표1.C"/>
        <table:table-header-rows>
          <table:table-row>
            <table:table-cell table:style-name="표1.A1" office:value-type="string">
              <text:p text:style-name="Table_20_Heading">comment_id</text:p>
            </table:table-cell>
            <table:table-cell table:style-name="표1.A1" office:value-type="string">
              <text:p text:style-name="Table_20_Heading">content</text:p>
            </table:table-cell>
            <table:table-cell table:style-name="표1.A1" office:value-type="string">
              <text:p text:style-name="Table_20_Heading">author</text:p>
            </table:table-cell>
          </table:table-row>
        </table:table-header-rows>
        <table:table-row>
          <table:table-cell table:style-name="표1.A1" office:value-type="string">
            <text:p text:style-name="Table_20_Contents">1</text:p>
          </table:table-cell>
          <table:table-cell table:style-name="표1.A1" office:value-type="string">
            <text:p text:style-name="Table_20_Contents">"Hello World"</text:p>
          </table:table-cell>
          <table:table-cell table:style-name="표1.A1" office:value-type="string">
            <text:p text:style-name="Table_20_Contents">John</text:p>
          </table:table-cell>
        </table:table-row>
      </table:table>
      <text:p text:style-name="Text_20_body">이 행은 자바 애플리케이션에서 다음과 같은 <text:span text:style-name="Source_20_Text">Comment1</text:span> 객체로 표현될 수 있습니다:</text:p>
      <text:p text:style-name="Preformatted_20_Text">java</text:p>
      <text:p text:style-name="Preformatted_20_Text">코드 복사</text:p>
      <text:p text:style-name="P2"><text:span text:style-name="Source_20_Text">Comment1 comment = new Comment1();</text:span></text:p>
      <text:p text:style-name="P2"><text:span text:style-name="Source_20_Text">comment.setComment_id(1);</text:span></text:p>
      <text:p text:style-name="P2"><text:span text:style-name="Source_20_Text">comment.setContent("Hello World");</text:span></text:p>
      <text:p text:style-name="P3"><text:span text:style-name="Source_20_Text">comment.setAuthor("John");</text:span></text:p>
      <text:h text:style-name="Heading_20_3" text:outline-level="3"><text:soft-page-break/>요약</text:h>
      <text:list xml:id="list969385711169495185" text:style-name="L13">
        <text:list-item>
          <text:p text:style-name="P28"><text:span text:style-name="Strong_20_Emphasis"><text:span text:style-name="Source_20_Text">Comment1</text:span></text:span><text:span text:style-name="Strong_20_Emphasis"> 클래스</text:span>: 데이터베이스 테이블을 나타내는 <text:span text:style-name="Source_20_Text">Entity</text:span> 클래스입니다.</text:p>
        </text:list-item>
        <text:list-item>
          <text:p text:style-name="P16"><text:span text:style-name="Strong_20_Emphasis"><text:span text:style-name="Source_20_Text">Comment1</text:span></text:span><text:span text:style-name="Strong_20_Emphasis"> 객체</text:span>: 데이터베이스 테이블의 한 행(튜플)을 나타내는 인스턴스입니다. 각 객체는 테이블의 한 행에 대응되며, 객체의 속성(필드)은 테이블의 각 열을 나타냅니다.</text:p>
        </text:list-item>
      </text:list>
      <text:p text:style-name="Text_20_body">따라서 <text:span text:style-name="Source_20_Text">Comment1</text:span> 객체는 테이블의 한 행(튜플)을 나타내며, 클래스의 속성은 테이블의 각 열을 나타냅니다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바탕1" style:font-size-asian="7pt" style:font-weight-asian="bold" style:font-name-complex="Arial1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바탕1" style:font-size-asian="10pt" style:font-weight-asian="bold" style:font-name-complex="Arial1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03T19:45:05.95</meta:creation-date>
    <dc:date>2024-09-03T21:19:13.04</dc:date>
    <meta:editing-duration>PT1H34M6S</meta:editing-duration>
    <meta:editing-cycles>2</meta:editing-cycles>
    <meta:generator>OpenOffice/4.1.15$Win32 OpenOffice.org_project/4115m2$Build-9813</meta:generator>
    <meta:document-statistic meta:table-count="1" meta:image-count="4" meta:object-count="0" meta:page-count="7" meta:paragraph-count="120" meta:word-count="2596" meta:character-count="5898"/>
  </office:meta>
</office:document-meta>
</file>